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8.26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Roz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ким документом регламентируется порядок направления запросов по линии межгосударственного розыска лиц?</text:p>
          </table:table-cell>
          <table:table-cell office:value-type="string" calcext:value-type="string">
            <text:p>Письмо ФССП России от 12.08.2016 № 00142/16/74529-А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каз Минюста России от 15.10.2016 № 155-дсп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аким приказом ФССП России утверждена Тактика проведения исполнительно-разыскных действий?</text:p>
          </table:table-cell>
          <table:table-cell office:value-type="string" calcext:value-type="string">
            <text:p>Приказом от 09.05.2014 № 15-дсп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от 09.04.2015 № 228-дсп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аким приказом Министерства юстиции Российской Федерации утвержден Порядок организации проведения исполнительно-разыскных действий?</text:p>
          </table:table-cell>
          <table:table-cell office:value-type="string" calcext:value-type="string">
            <text:p>Приказом от 05.03.2014 № 25-дсп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от 19.05.2015 № 111-дсп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 своей инициативе или по заявлению взыскателя судебный пристав-исполнитель объявляет розыск должника или его имущества по исполнительным документам, содержащим требования:</text:p>
          </table:table-cell>
          <table:table-cell office:value-type="string" calcext:value-type="string">
            <text:p>о взыскании алимент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 возмещении вреда, причиненного здоровью или в связи со смертью кормиль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 защите интересов Российской Федерации, субъектов Российской Федерации, муниципальных образований, если сумма требований по исполнительному документу (исполнительным документам) в отношении должника превышает 10 тыс. руб.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 взыскании штрафа, назначенного в качестве наказания за совершение преступ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 всех указанных случаях.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акой статьей Федерального закона «Об исполнительном производстве» от 02.10.2007 № 229-ФЗ регламентируется осуществление розыска должника, его имущества или розыск ребенка?</text:p>
          </table:table-cell>
          <table:table-cell office:value-type="string" calcext:value-type="string">
            <text:p>статья 77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атья 65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атья 83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снованием для вынесения постановления о розыске должника и его имущества является:</text:p>
          </table:table-cell>
          <table:table-cell office:value-type="string" calcext:value-type="string">
            <text:p>Отсутствие сведений о местонахождении должника и его имуществ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полнительный докумен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 о возбуждении исполнительного производст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ановление судебного пристава-исполнителя о розыске или об отказе в объявлении розыска утверждается:</text:p>
          </table:table-cell>
          <table:table-cell office:value-type="string" calcext:value-type="string">
            <text:p>судебным приставом-исполнителем по розыск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аршим судебным приставом или его заместителе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ом отдела организации работы по розыску должников и их имуще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ем Упра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озыск объявляется:</text:p>
          </table:table-cell>
          <table:table-cell office:value-type="string" calcext:value-type="string">
            <text:p>по месту исполнения исполнительного документа либо по последнему известному месту жительства или месту пребыванию должника или ребен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местонахождению имущества должни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месту жительства взыск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 всех указанных случаях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озыск должника-гражданина и розыск ребенка осуществляется:</text:p>
          </table:table-cell>
          <table:table-cell office:value-type="string" calcext:value-type="string">
            <text:p>Органами полиции совместно с частными детектива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й службой судебных пристав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ой миграционной службо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Имеет ли право судебный пристав-исполнитель осуществлять розыск должника его имущества или розыск ребенка?</text:p>
          </table:table-cell>
          <table:table-cell office:value-type="string" calcext:value-type="string">
            <text:p>Име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име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епосредственное осуществление функций по розыску должника, его имущества, розыск ребенка возлагается на:</text:p>
          </table:table-cell>
          <table:table-cell office:value-type="string" calcext:value-type="string">
            <text:p>судебного пристава-исполни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ого пристава по ОУПДС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ого пристава-исполнителя, наделенного соответствующими полномочиями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Копии постановления о заведении разыскного дела направляются:</text:p>
          </table:table-cell>
          <table:table-cell office:value-type="string" calcext:value-type="string">
            <text:p>начальнику отдела – старшему судебному приставу – не позднее трёх дней после его вынес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ому приставу-исполнителю, на исполнении у которого находится исполнительное производств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уководителю Управления и должнику – не позднее десяти дней после его вынес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На титульном листе разыскного дела ставится пометка:</text:p>
          </table:table-cell>
          <table:table-cell office:value-type="string" calcext:value-type="string">
            <text:p>секретн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служебного пользова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вершенно секретн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грифуе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С материалами разыскного дела имеет право знакомиться:</text:p>
          </table:table-cell>
          <table:table-cell office:value-type="string" calcext:value-type="string">
            <text:p>руководитель У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меститель руководителя Управления, курирующий данное направление деятель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чальник отдела – старший судебный пристав структурного подразделения Управления, в котором заведено розыскное дело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ые лица, осуществляющие на основании соответствующего организационно-распорядительного документа проверку деятельности структурного подразделения по направлению розыс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указанные лица;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Контроль за ведением учета разыскных дел в структурных подразделениях Управления осуществляет:</text:p>
          </table:table-cell>
          <table:table-cell office:value-type="string" calcext:value-type="string">
            <text:p>руководитель У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чальник отдела делопроизводств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чальник отдела – старший судебный пристав структурного подразделения Управления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Разыскное дело регистрируется:</text:p>
          </table:table-cell>
          <table:table-cell office:value-type="string" calcext:value-type="string">
            <text:p>в журнале учета входящей корреспонден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журнале учета (регистрации) разыскных де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гистрация не веде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Срок хранения разыскных дел составляет:</text:p>
          </table:table-cell>
          <table:table-cell office:value-type="string" calcext:value-type="string">
            <text:p>1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лет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и обращении заявителей по вопросам розыскной деятельности в письменной форме срок рассмотрения письменного обращения не должен превышать:</text:p>
          </table:table-cell>
          <table:table-cell office:value-type="string" calcext:value-type="string">
            <text:p>10 дней с момента регистрации данного обращ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дней с момента регистрации данного обращ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дней с момента регистрации данного обращени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Чем регламентируется взаимодействие ФССП России и МВД России?</text:p>
          </table:table-cell>
          <table:table-cell office:value-type="string" calcext:value-type="string">
            <text:p>совместным приказом Минюста России и МВД России от 25.08.1999 № 262/628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. 62 ФЗ от 02.10.2007 № 229-ФЗ «Об исполнительном производстве» и п. 41 ч. 1 ст. 12 ФЗ от 07.02.2011 № 3-ФЗ «О полиции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вместным приказом Минюста России и МВД России от 15.11.2007 № 325/421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Каким документом регламентируется взаимодействие ФССП России и Фонда социального страхования <text:s/>России?</text:p>
          </table:table-cell>
          <table:table-cell office:value-type="string" calcext:value-type="string">
            <text:p>соглашением между ФССП России и ФСС России от 20.11.2007 № 12/02-5/02-43/07-2792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вместным приказом о взаимодействии ФССП России и ФСС России от 15.02.2007 № 485/356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вместным письмом ФССП России и ФСС России от 15.02.2007 № 12/02-5/02-43/07-2792П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Каким документом регламентируется взаимодействие ФССП России и Федеральной миграционной службы России?</text:p>
          </table:table-cell>
          <table:table-cell office:value-type="string" calcext:value-type="string">
            <text:p>соглашением между ФССП России и ФМС России от 05.12.2007 № 12/02-6/МС-1/3-24149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вместным приказом о взаимодействии ФССП России и ФМС России от 21.09.2007 № 463/239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вместным письмом ФССП России и ФСС России от 05.12.2007 № 12/02-6/МС-1/3-24149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Каким образом заявитель имеет право обратиться с жалобой?</text:p>
          </table:table-cell>
          <table:table-cell office:value-type="string" calcext:value-type="string">
            <text:p>лично (устно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править письменное предложение, заявление или жалобу (письменное обращение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еречисленные вариант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Какие из нижеперечисленных действий осуществляет судебный пристав-исполнитель, осуществляющий розыск, при поведении исполнительно - разыскных мероприятий?</text:p>
          </table:table-cell>
          <table:table-cell office:value-type="string" calcext:value-type="string">
            <text:p>выход/выезд по месту регистрации или нахождения должника, его имуще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рос граждан, проверка документов, отождествление лич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правление запросов в регистрирующие и контролирующие орган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смотр помещений и хранилищ, принадлежащих должникам или занимаемых и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варианты.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Каким образом заявитель вправе обжаловать решения, принятые в ходе исполнения государственной функции, действия (бездействие) должностных лиц ФССП России, её территориальных органов, их структурных подразделений?</text:p>
          </table:table-cell>
          <table:table-cell office:value-type="string" calcext:value-type="string">
            <text:p>обратиться с заявлением в органы внутренних де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судебном порядк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ратиться с заявлением в орган, принявший реше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ратиться с заявлением в вышестоящий орган ФССП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ратиться с заявлением в центральный аппарат ФССП (Директору)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 каких случаях судебный пристав-исполнитель по розыску выносит постановление о прекращении розыскного дела?</text:p>
          </table:table-cell>
          <table:table-cell office:value-type="string" calcext:value-type="string">
            <text:p>вынесения судебным приставом-исполнителем постановления об отмене розыс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наружения разыскиваемого должника, его имущества, ребен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полнение всех мероприятий по розыску должника-организации или имущества должника (гражданина или организации), предусмотренных планом и дополнительным планом (в случае его составления), при условии, что все принятые судебным приставом-исполнителем, осуществляющим розыск, допустимые законом меры по установлению местонахождения должника-организации или имущества должника (гражданина или организации) оказались безрезультатны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кончания (прекращения) исполнительного <text:s/>производства, в рамках которого вынесено постановление о розыск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еречисленные варианты;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 какую из нижеперечисленных организаций при получении информации о наличии у должника имущественного права <text:s/>судебный пристав-исполнитель направляет запрос для официального подтверждения?</text:p>
          </table:table-cell>
          <table:table-cell office:value-type="string" calcext:value-type="string">
            <text:p>в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Федеральную службу по интеллектуальной собственности, патентам и товарным знака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Российское авторское обществ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и передаче исполнительного производства в другое подразделение судебных приставов розыскное дело:</text:p>
          </table:table-cell>
          <table:table-cell office:value-type="string" calcext:value-type="string">
            <text:p>не может быть передан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жет быть передано по решению главного судебного пристав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Розыск должника и его имущества по исполнительным документам, содержащим требования о защите интересов Российской Федерации, субъектов Российской Федерации, муниципальных образований, требования о взыскании алиментов, возмещении вреда, причиненного здоровью или в связи со смертью кормильца объявляется по инициативе:</text:p>
          </table:table-cell>
          <table:table-cell office:value-type="string" calcext:value-type="string">
            <text:p>начальника отдела организации розыска, реализации имущества должников и розыска детей У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чальника отдела – старшего судебного приста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ого пристава-исполнителя или по заявлению взыскателя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Каким образом объявляется розыск ребенка по исполнительному документу, содержащему требование об отобрании ребенка?</text:p>
          </table:table-cell>
          <table:table-cell office:value-type="string" calcext:value-type="string">
            <text:p>розыск объявляется по инициативе судебного пристава-исполнителя или по заявлению взыскател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озыск объявляется по инициативе начальника отдела – старшего судебного приста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озыск объявляется по инициативе начальника отдела организации розыска, реализации имущества должников и розыска детей <text:s/>Упра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 каким исполнительным документам розыск должника объявляется только по заявлению взыскателя?</text:p>
          </table:table-cell>
          <table:table-cell office:value-type="string" calcext:value-type="string">
            <text:p>по исполнительному документу неимущественного характера, если исполнение требований исполнительного документа невозможно в отсутствие должни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полнительным документам имущественного характера, если исполнение требований исполнительного документа невозможно в отсутствие должника и сумма требований по исполнительному документу (исполнительным документам) в отношении должника превышает 10 000 рублей;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по исполнительным документам имущественного характера, если сумма требований по исполнительному документу (исполнительным документам) _x000D_</text:p>
            <text:p>в отношении должника превышает 10 000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 всех указанных случаях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ановление о розыске должника или его имущества, либо об отказе в объявлении такого розыска, выносится судебным приставом-исполнителем:</text:p>
          </table:table-cell>
          <table:table-cell office:value-type="string" calcext:value-type="string">
            <text:p>в трехдневный срок со дня поступления к судебному приставу-исполнителю заявления взыскателя об объявлении розыска или со дня возникновения оснований для объявления розыс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замедлительн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десятидневный срок со дня поступления к судебному приставу-исполнителю заявления взыскателя об объявлении розыска или со дня возникновения оснований для объявления розыс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ановление судебного пристава-исполнителя о розыске должника, его имущества, розыске ребенка подлежит исполнению:</text:p>
          </table:table-cell>
          <table:table-cell office:value-type="string" calcext:value-type="string">
            <text:p>немедленн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тре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есяти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опия постановления об объявлении розыска или об отказе в объявлении розыска должника направляется:</text:p>
          </table:table-cell>
          <table:table-cell office:value-type="string" calcext:value-type="string">
            <text:p>судебному приставу-исполнителю, осуществляющему розыс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зыскател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ику – по последнему известному месту жительства или месту его пребы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м указанным адресата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праве ли СПИ, осуществляющий розыск, использовать сведения, полученные в результате осуществления частной, детективной (сыскной) деятельности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праве ли СПИ, осуществляющий розыск, использовать возможности средств массовой информации?</text:p>
          </table:table-cell>
          <table:table-cell office:value-type="string" calcext:value-type="string">
            <text:p>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праве, на безвозмездной основе для производства розыска должника-гражданина или ребенк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ому судебный пристав-исполнитель, осуществляющий розыск, сообщает об обнаружении ребенка, в отношении которого объявлен розыск?</text:p>
          </table:table-cell>
          <table:table-cell office:value-type="string" calcext:value-type="string">
            <text:p>органам опеки и попечительств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рганам внутренних де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отдел организации розыска, реализации имущества должников и розыска дет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 какие сроки главным судебным приставом субъекта Российской Федерации направляется сообщение об обнаружении должника, его имущества или ребенка на территории, на которую не распространяются полномочия судебного пристава-исполнителя, объявившего розыск?</text:p>
          </table:table-cell>
          <table:table-cell office:value-type="string" calcext:value-type="string">
            <text:p>незамедлительн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суто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тре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Является ли субъектом оперативно-розыскной деятельности служба судебных приставов?</text:p>
          </table:table-cell>
          <table:table-cell office:value-type="string" calcext:value-type="string">
            <text:p>не являе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является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Является ли исполнительным действием розыск должника, его имущества и розыск ребенка?</text:p>
          </table:table-cell>
          <table:table-cell office:value-type="string" calcext:value-type="string">
            <text:p>не являетс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являетс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Имеет ли право судебный пристав-исполнитель по розыску проверять поступившую информацию о должнике, его имуществе и ребенке путем опроса граждан, не являющихся сторонами исполнительного производства?</text:p>
          </table:table-cell>
          <table:table-cell office:value-type="string" calcext:value-type="string">
            <text:p>не име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меет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Розыскное дело регистрируется:</text:p>
          </table:table-cell>
          <table:table-cell office:value-type="string" calcext:value-type="string">
            <text:p>в отделе организации розыска, реализации имущества должников и розыска дет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отделе документационного обеспечения У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структурном подразделении судебных приставов Управления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Каким документом определён алгоритм действий судебных приставов-исполнителей, осуществляющих розыск, направленный на признание должников безвестно отсутствующими?</text:p>
          </table:table-cell>
          <table:table-cell office:value-type="string" calcext:value-type="string">
            <text:p>Письмо ФССП России от 23.12.2016 № 00143/16/120322-А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исьмо ФССП России от 15.03.2016 № 00143/16/8052-СВС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Гражданин может быть признан судом безвестно отсутствующим по заявлению заинтересованных лиц в случае:</text:p>
          </table:table-cell>
          <table:table-cell office:value-type="string" calcext:value-type="string">
            <text:p>если в течение года в месте его жительства нет сведений о месте его пребыва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если в течение трех лет в месте его жительства нет сведений о месте его пребы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сли в течение пяти лет в месте его жительства нет сведений о месте его пребыва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Имеет ли право судебный пристав-исполнитель, осуществляющий розыск, проверять документы, удостоверяющие личность гражданина?</text:p>
          </table:table-cell>
          <table:table-cell office:value-type="string" calcext:value-type="string">
            <text:p>Име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име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Как называются мероприятия, которые проводит судебный пристав-исполнитель, осуществляющий розыск?</text:p>
          </table:table-cell>
          <table:table-cell office:value-type="string" calcext:value-type="string">
            <text:p>Оперативно-розыскные мероприят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сполнительно-розыскные действ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озыскные мероприят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Обязан ли судебный пристав-исполнитель, осуществляющий розыск, при проведении исполнительно-розыскных действий обеспечить соблюдение прав человека и гражданина, неприкосновенность частной жизни, личную и семейную тайну?</text:p>
          </table:table-cell>
          <table:table-cell office:value-type="string" calcext:value-type="string">
            <text:p>Обяза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обязан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52:31</meta:creation-date>
    <dc:date>2018-01-17T06:52:40</dc:date>
    <meta:generator>LibreOffice/5.2.7.2$Linux_X86_64 LibreOffice_project/20m0$Build-2</meta:generator>
    <meta:document-statistic meta:table-count="1" meta:cell-count="5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